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1.52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bagni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terrazzi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Prezzo €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rcon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ff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ffi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San Donat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lognin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.Vitale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+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ola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17T12:51:03.525771018</dc:date>
    <meta:editing-duration>PT1H16M35S</meta:editing-duration>
    <meta:editing-cycles>14</meta:editing-cycles>
    <meta:document-statistic meta:table-count="1" meta:cell-count="104" meta:object-count="0"/>
  </office:meta>
</office:document-meta>
</file>